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Andale Mono'" style:font-pitch="fixed" fo:font-size="24pt" style:font-size-asian="24pt" style:font-size-complex="24pt"/>
    </style:style>
    <style:style style:name="T15" style:family="text">
      <style:text-properties fo:color="#ff3333" fo:font-family="'Ubuntu Mono'" style:font-pitch="fixed" fo:font-size="28pt" style:font-size-asian="28pt" style:font-size-complex="28pt"/>
    </style:style>
    <style:style style:name="T16" style:family="text">
      <style:text-properties style:use-window-font-color="true" fo:font-family="'Ubuntu Mono'" style:font-pitch="fixed"/>
    </style:style>
    <style:style style:name="T17" style:family="text">
      <style:text-properties fo:color="#ff3333" fo:font-family="'Ubuntu Mono'" style:font-pitch="fixed" fo:font-size="24pt" style:font-size-asian="24pt" style:font-size-complex="24pt"/>
    </style:style>
    <style:style style:name="T18" style:family="text">
      <style:text-properties style:use-window-font-color="true" fo:font-family="'Ubuntu Mono'" style:font-pitch="fixed" fo:font-size="24pt" style:font-size-asian="24pt" style:font-size-complex="24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family="'Ubuntu Mono'" style:font-pitch="fixed" fo:font-size="28pt" style:font-size-asian="28pt" style:font-size-complex="28pt"/>
    </style:style>
    <style:style style:name="T21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2">sudo /usr/local/sbin/radiusd -X</text:span></text:p>
                  </text:list-item>
                  <text:list-item>
                    <text:p><text:span text:style-name="T13">…</text:span></text:p>
                  </text:list-item>
                  <text:list-item>
                    <text:p><text:span text:style-name="T13">Refusing to start with libssl version OpenSSL 1.0.1e-freebsd …</text:span></text:p>
                  </text:list-item>
                  <text:list-item>
                    <text:p><text:span text:style-name="T13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2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2">sudo /usr/local/etc/rc.d/radiusd start</text:span></text:p>
                  </text:list-item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4">sudo /usr/local/etc/rc.d/radiusd stop</text:span></text:p>
                  </text:list-item>
                  <text:list-item>
                    <text:p><text:span text:style-name="T14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3"># pam </text:span>and remove the<text:span text:style-name="T13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5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5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6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2">client localnet {</text:span></text:p>
                  </text:list-item>
                  <text:list-item>
                    <text:p text:style-name="P12"><text:span text:style-name="T12"><text:s text:c="8"/></text:span><text:span text:style-name="T12">ipaddr = 196.200.208.0</text:span></text:p>
                  </text:list-item>
                  <text:list-item>
                    <text:p text:style-name="P12"><text:span text:style-name="T12"><text:s text:c="8"/></text:span><text:span text:style-name="T12">netmask = 20</text:span></text:p>
                  </text:list-item>
                  <text:list-item>
                    <text:p text:style-name="P12"><text:span text:style-name="T12"><text:s text:c="8"/></text:span><text:span text:style-name="T12">secret = afnog</text:span></text:p>
                  </text:list-item>
                  <text:list-item>
                    <text:p text:style-name="P12"><text:span text:style-name="T12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3)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2">./check_radius_adv -r pcXX.sse.ws.afnog.org -u afnog -p afnog -s afnog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2">./check_radius/check_radius_adv -r localhost -u afnog -p afnog -s testing123</text:span></text:p>
                  </text:list-item>
                  <text:list-item>
                    <text:p><text:span text:style-name="T16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3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2">./check_radius_adv -r pcXX.sse.ws.afnog.org -u afnog -p afnog -s afnog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2">./check_radius/check_radius_adv -r localhost -u afnog -p afnog -s testing123</text:span></text:p>
                  </text:list-item>
                  <text:list-item>
                    <text:p><text:span text:style-name="T16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17">sudo pkg install base64</text:span></text:p>
                  </text:list-item>
                  <text:list-item>
                    <text:p><text:span text:style-name="T17">dd if=/dev/random bs=16 count=1 | base64</text:span></text:p>
                  </text:list-item>
                  <text:list-item>
                    <text:p><text:span text:style-name="T18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19">at the beginning</text:span> of the file:</text:p>
                  </text:list-item>
                  <text:list-item>
                    <text:p><text:span text:style-name="T14">john <text:s text:c="3"/>Cleartext-Password :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4"> authorize {…} </text:span>section</text:p>
                  </text:list-item>
                  <text:list-item>
                    <text:p>Find the<text:span text:style-name="T14"> users </text:span>line in that section</text:p>
                  </text:list-item>
                  <text:list-item>
                    <text:p>Move that line above the<text:span text:style-name="T14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4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0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5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2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2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5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0">Invalid user john from ...</text:span></text:p>
                  </text:list-item>
                  <text:list-item>
                    <text:p>Create the user by running:<text:span text:style-name="T20"> </text:span><text:span text:style-name="T15">sudo pw useradd john</text:span></text:p>
                  </text:list-item>
                  <text:list-item>
                    <text:p>Try<text:span text:style-name="T12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4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21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09:53:59</dc:date>
    <meta:editing-cycles>618</meta:editing-cycles>
    <meta:editing-duration>P11DT1H39M59S</meta:editing-duration>
    <meta:document-statistic meta:object-count="227"/>
    <meta:user-defined meta:name="Info 1"/>
    <meta:user-defined meta:name="Info 2"/>
    <meta:user-defined meta:name="Info 3"/>
    <meta:user-defined meta:name="Info 4"/>
  </office:meta>
</office:document-meta>
</file>